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CONTAINERS</text:p>
          </draw:text-box>
        </draw:frame>
        <draw:frame draw:style-name="TransBox" svg:width="31.8700cm" svg:height="5.5000cm" svg:x="1.0000cm" svg:y="2.3000cm">
          <draw:text-box>
            <text:p text:style-name="PTitleMain">Lab - Rootless Web Server with Quadlet</text:p>
          </draw:text-box>
        </draw:frame>
        <draw:frame draw:style-name="TransBox" svg:width="31.8700cm" svg:height="0.7000cm" svg:x="1.0000cm" svg:y="17.8000cm">
          <draw:text-box>
            <text:p text:style-name="PFooter">05-rhca/containers/labs/rootless-web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Overview</text:p>
            <text:p text:style-name="PBullet">▶  Prerequisites</text:p>
            <text:p text:style-name="PBullet">▶  Success Criteria</text:p>
            <text:p text:style-name="PBullet">▶  Background</text:p>
            <text:p text:style-name="PBullet">▶  Steps</text:p>
            <text:p text:style-name="PBullet">▶  Verify Checkpoints</text:p>
            <text:p text:style-name="PBullet">▶  Cleanup</text:p>
            <text:p text:style-name="PBullet">▶  Common Failure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verview</text:p>
          </draw:text-box>
        </draw:frame>
        <draw:frame draw:style-name="TransBox" svg:width="31.8700cm" svg:height="13.5500cm" svg:x="1.0000cm" svg:y="4.0000cm">
          <draw:text-box>
            <text:p text:style-name="PBullet">• Deploy a rootless Nginx container as a persistent systemd user service using a Quadlet .container file. The servic…</text:p>
            <text:p text:style-name="PBullet">• Track: D — RHCA-style</text:p>
            <text:p text:style-name="PBullet">• Estimated time: 45 minutes</text:p>
            <text:p text:style-name="PBullet">• Difficulty: Intermediat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RHEL 10 host with Podman installed</text:p>
            <text:p text:style-name="PBullet">• A non-root user account (student used throughout)</text:p>
            <text:p text:style-name="PBullet">• Lingering enabled for the user (loginctl enable-linger student)</text:p>
            <text:p text:style-name="PBullet">• Port 8080 accessible (firewalld rule added in lab step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[ ] Quadlet .container file created under ~/.config/containers/systemd/</text:p>
            <text:p text:style-name="PBullet">• [ ] systemctl --user status nginx-web shows active (running)</text:p>
            <text:p text:style-name="PBullet">• [ ] curl http://localhost:8080 returns the default Nginx page</text:p>
            <text:p text:style-name="PBullet">• [ ] Service auto-starts after a full reboot (no manual intervention)</text:p>
            <text:p text:style-name="PBullet">• [ ] Container runs as the student UID (verified with podman p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ackground</text:p>
          </draw:text-box>
        </draw:frame>
        <draw:frame draw:style-name="TransBox" svg:width="31.8700cm" svg:height="13.5500cm" svg:x="1.0000cm" svg:y="4.0000cm">
          <draw:text-box>
            <text:p text:style-name="PBullet">• Quadlet is the RHEL 10–preferred way to run containers under systemd. You write a declarative .container file; sys…</text:p>
            <text:p text:style-name="PBullet">• Key path: ~/.config/containers/systemd/ for user-scoped services (no root needed)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erify Checkpoints</text:p>
          </draw:text-box>
        </draw:frame>
        <draw:frame draw:style-name="CodeBox" svg:width="31.8700cm" svg:height="13.5500cm" svg:x="1.0000cm" svg:y="4.0000cm">
          <draw:text-box>
            <text:p text:style-name="PCode"># 1. Container is rootless (UID matches your user)
$ podman ps --format "{{.Names}} {{.Status}}"
systemd-nginx-web  Up X minutes

$ podman inspect systemd-nginx-web --format '{{.HostConfig.UsernsMode}}'
# (empty or "host" is expected for rootless with default userns)

# 2. No root-owned processes
$ ps -ef | grep nginx | grep -v grep
student  ...  nginx: master process ...

# 3. SELinux label on the content directory
$ ls -Z ~/nginx-web/html/
system_u:object_r:container_file_t:s0:cX,cY  index.html
… (3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</text:p>
          </draw:text-box>
        </draw:frame>
        <draw:frame draw:style-name="CodeBox" svg:width="31.8700cm" svg:height="13.5500cm" svg:x="1.0000cm" svg:y="4.0000cm">
          <draw:text-box>
            <text:p text:style-name="PCode"># Stop and disable the service
$ systemctl --user stop nginx-web
$ systemctl --user disable nginx-web

# Remove the Quadlet file and reload
$ rm ~/.config/containers/systemd/nginx-web.container
$ systemctl --user daemon-reload

# Remove the content and image
$ rm -rf ~/nginx-web
$ podman rmi docker.io/library/nginx:stable-alpine

# Remove the firewall rule
$ sudo firewall-cmd --remove-port=8080/tcp --permanent
… (1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Failures</text:p>
          </draw:text-box>
        </draw:frame>
        <draw:frame draw:style-name="TransBox" svg:width="31.8700cm" svg:height="13.5500cm" svg:x="1.0000cm" svg:y="4.0000cm">
          <draw:text-box>
            <text:p text:style-name="PBullet">• Symptom: Likely Cause</text:p>
            <text:p text:style-name="PBullet">• Failed to connect to bus when running systemctl --user: DBUS_SESSION_BUS_ADDRESS not set</text:p>
            <text:p text:style-name="PBullet">• Service starts then stops immediately: Image pull failure or wrong image name</text:p>
            <text:p text:style-name="PBullet">• curl returns connection refused: Port not published or firewalld blocking</text:p>
            <text:p text:style-name="PBullet">• Content shows default Nginx page, not custom one: Volume mount path wrong</text:p>
            <text:p text:style-name="PBullet">• Permission denied on volume mount: SELinux label missing</text:p>
            <text:p text:style-name="PBullet">• Service not running after reboot: Linger disable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Attack surface reduction: rootless containers cannot escalate to root even if the application is compromised.</text:p>
            <text:p text:style-name="PBullet">• Quadlet declarative model: .container files are version-controllable and auditable — no transient shell commands t…</text:p>
            <text:p text:style-name="PBullet">• Systemd lifecycle integration: health checks, restart policies, rate limiting, and dependency ordering are all exp…</text:p>
            <text:p text:style-name="PBullet">• Separation of duty: developers ship a container image; the .container file is the ops-owned deployment descriptor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cap</text:p>
          </draw:text-box>
        </draw:frame>
        <draw:frame draw:style-name="TransBox" svg:width="31.8700cm" svg:height="13.5500cm" svg:x="1.0000cm" svg:y="4.0000cm">
          <draw:text-box>
            <text:p text:style-name="PBullet">• You deployed an Nginx container as a rootless systemd user service using Quadlet. The deployment:</text:p>
            <text:p text:style-name="PBullet">• Survives reboots via WantedBy=default.target and linger</text:p>
            <text:p text:style-name="PBullet">• Is isolated from the host filesystem using a read-only, SELinux-labeled volume mount</text:p>
            <text:p text:style-name="PBullet">• Respects RHEL 10 conventions: no podman generate systemd, no Docker socket, no roo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 - Rootless Web Server with Quadlet</text:p>
          </draw:text-box>
        </draw:frame>
        <draw:frame draw:style-name="TransBox" svg:width="31.8700cm" svg:height="13.5500cm" svg:x="1.0000cm" svg:y="4.0000cm">
          <draw:text-box>
            <text:p text:style-name="PBullet">✓  Overview: Deploy a rootless Nginx container as a persistent systemd user service using a Quadlet .container…</text:p>
            <text:p text:style-name="PBullet">✓  Prerequisites: RHEL 10 host with Podman installed</text:p>
            <text:p text:style-name="PBullet">✓  Success Criteria: [ ] Quadlet .container file created under ~/.config/containers/systemd/</text:p>
            <text:p text:style-name="PBullet">✓  Background: Quadlet is the RHEL 10–preferred way to run containers under systemd. You write a declarative .co…</text:p>
            <text:p text:style-name="PBullet">✓  Verify Checkpoints</text:p>
            <text:p text:style-name="PBullet">✓  Cleanup</text:p>
            <text:p text:style-name="PBullet">✓  Common Failures: Symptom: Likely Cause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